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Publishers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ublish_model_predictive_planner_motion_commands(vector&lt;carmen_robot_and_trailer_path_point_t&gt; path, double timestamp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armen_robot_ackerman_publish_motion_command(commands, num_commands, timestamp);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ublish_robot_ackerman_motion_commands_eliminating_path_follower(vector&lt;carmen_robot_and_trailer_path_point_t&gt; &amp;original_path, double timestamp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ublish_model_predictive_planner_motion_commands(path, timestamp); SE COMENTAR AQUI NÃO RODA, O CAMINHO NÃO FICA VERMELHO (FICA VERDE)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ublish_model_predictive_planner_rrt_path_message(list&lt;RRT_Path_Edge&gt; path, double timestamp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ENTENDER O QUE ACONTECE AQUI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ode ser que o problema seja a falta do Publisher_Util::publish_rrt_path_message(&amp;msg): acho que não, o normal rodou sem isso aqui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ublish_path_follower_motion_commands(carmen_robot_and_trailer_motion_command_t *commands, int num_commands, double timestamp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ENTROU NESSE DEPOIS QUE PAROU DE FOLLOWING PATH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ublish_path_follower_single_motion_command(double v, double phi, double timestamp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ublish_path_follower_motion_commands(commands, 2, timestamp);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ublish_model_predictive_planner_single_motion_command(double v, double phi, double timestamp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ublish_model_predictive_planner_motion_commands(path, timestamp);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ublish_path_follower_single_motion_command(0.0, phi, timestamp);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ublish_navigator_ackerman_plan_message(carmen_robot_and_trailer_traj_point_t *path, int path_size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ublisher_Util::publish_navigator_ackerman_plan_message(msg); testei sem esse, o normal rodou sem isso aqui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ublish_navigator_ackerman_status_message(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err = IPC_publishData(CARMEN_NAVIGATOR_ACKERMAN_STATUS_NAME, &amp;msg); NÃO RODOU SEM ISSO AQUI (mas o caminho ficou verde, vermelho, mas não saiu do lugar)! 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string" calcext:value-type="string">
            <text:p>Mas quando coloquei no new_commands também não rodou (o caminho não ficou vermelho).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ublish_plan_tree_for_navigator_gui(Tree tree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ublisher_Util::publish_plan_tree_message(tree); testei sem esse, o normal rodou sem isso aqui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quando rodo pelo meu command, a linha verde desaparece quando clico no go (mesmo com following_path e sem o following_path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nha verde: Motion plan. no movimento normal, quando Go a linha verde é sobreposta pela linha vinho, que é a do obstacle avoider (que fica sobre a linha verde) e vai se deslocando em direção ao primeiro goal do path (que vai se movendo pra frente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ó gerou a linha verde e a linha vinho com o NMP ligado no modo normal (depende do NMP para gerar a linha mesmo)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unções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ree_tree(Tree *tree)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copy_path_to_traj(carmen_robot_and_trailer_traj_point_t *traj, vector&lt;carmen_robot_and_trailer_path_point_t&gt; path)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compute_plan(Tree *tree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ree_tree(tree);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ath = compute_path_to_goal(GlobalState::localizer_pose, GlobalState::goal_pose, GlobalState::last_odometry, GlobalState::robot_config.max_v, path_goals_and_annotations_message);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opy_path_to_traj(tree-&gt;paths[i], path[i]);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ublish_model_predictive_planner_single_motion_command_new(double v, double phi, double timestamp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ublish_model_predictive_planner_motion_commands(path, timestamp);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ublish_path_follower_single_motion_command(3.0, phi, timestamp);//era 0.0 mudei para 3.0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go_new(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ublish_model_predictive_planner_single_motion_command_new(0.0, 0.0, carmen_get_time());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ublish_model_predictive_planner_single_motion_command_new_original(double v, double phi, double timestamp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ublish_path_follower_single_motion_command(3.0, phi, timestamp);//era 0.0 mudei para 3.0 ESSE Q FAZ O MOVIMENTO!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go_new_original(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ublish_model_predictive_planner_single_motion_command_new_original(0.0, 0.0, carmen_get_time());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go(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GlobalState::following_path = true;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stop(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GlobalState::following_path = false;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ublish_model_predictive_planner_single_motion_command(0.0, 0.0, carmen_get_time());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build_path_follower_path(vector&lt;carmen_robot_and_trailer_path_point_t&gt; path)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goal_crossed()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build_and_follow_path(double timestamp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…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ector&lt;carmen_robot_and_trailer_path_point_t&gt; path = compute_plan(&amp;tree);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ublish_robot_ackerman_motion_commands_eliminating_path_follower(path, timestamp);//ENTRA AQUI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uild_path_follower_path(path);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ublish_model_predictive_planner_rrt_path_message(path_follower_path, timestamp);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ublish_navigator_ackerman_status_message();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build_and_follow_path_new(double timestamp)//NÃO RODOU ISSO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vector&lt;carmen_robot_and_trailer_path_point_t&gt; path = compute_plan(&amp;tree);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ublish_model_predictive_planner_motion_commands(path, timestamp);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armen_model_predictive_planner_publish_motion_plan_message(tree.paths[0], tree.paths_sizes[0]);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ublish_navigator_ackerman_status_message();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Handlers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ocalize_ackerman_globalpos_message_handler(carmen_localize_ackerman_globalpos_message *msg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*GlobalState::localizer_pose = {msg-&gt;globalpos.x, msg-&gt;globalpos.y, msg-&gt;globalpos.theta, msg-&gt;beta};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uild_and_follow_path(msg-&gt;timestamp);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simulator_ackerman_truepos_message_handler(carmen_simulator_ackerman_truepos_message *msg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ÃO PASSOU POR AQUI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ath_goals_and_annotations_message_handler(carmen_behavior_selector_path_goals_and_annotations_message *msg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GlobalState::set_goal_pose(goal_pose);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base_ackerman_odometry_message_handler(carmen_base_ackerman_odometry_message *msg)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behavior_selector_state_message_handler(carmen_behavior_selector_state_message *msg)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carmen_obstacle_distance_mapper_compact_map_message_handler(carmen_obstacle_distance_mapper_compact_map_message *message)</text:p>
          </table:table-cell>
          <table:table-cell table:number-columns-repeated="10"/>
        </table:table-row>
      </table:table>
      <table:table table:name="Sheet1_2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Publishers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ublish_model_predictive_planner_motion_commands(vector&lt;carmen_robot_and_trailer_path_point_t&gt; path, double timestamp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armen_robot_ackerman_publish_motion_command(commands, num_commands, timestamp);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ublish_robot_ackerman_motion_commands_eliminating_path_follower(vector&lt;carmen_robot_and_trailer_path_point_t&gt; &amp;original_path, double timestamp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ublish_model_predictive_planner_motion_commands(path, timestamp); SE COMENTAR AQUI NÃO RODA, O CAMINHO NÃO FICA VERMELHO (FICA VERDE)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ublish_model_predictive_planner_rrt_path_message(list&lt;RRT_Path_Edge&gt; path, double timestamp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ENTENDER O QUE ACONTECE AQUI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ode ser que o problema seja a falta do Publisher_Util::publish_rrt_path_message(&amp;msg): acho que não, o normal rodou sem isso aqui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ublish_path_follower_motion_commands(carmen_robot_and_trailer_motion_command_t *commands, int num_commands, double timestamp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ENTROU NESSE DEPOIS QUE PAROU DE FOLLOWING PATH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ublish_path_follower_single_motion_command(double v, double phi, double timestamp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ublish_path_follower_motion_commands(commands, 2, timestamp);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ublish_model_predictive_planner_single_motion_command(double v, double phi, double timestamp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ublish_model_predictive_planner_motion_commands(path, timestamp);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ublish_path_follower_single_motion_command(0.0, phi, timestamp);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ublish_navigator_ackerman_plan_message(carmen_robot_and_trailer_traj_point_t *path, int path_size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ublisher_Util::publish_navigator_ackerman_plan_message(msg); testei sem esse, o normal rodou sem isso aqui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ublish_navigator_ackerman_status_message(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err = IPC_publishData(CARMEN_NAVIGATOR_ACKERMAN_STATUS_NAME, &amp;msg); NÃO RODOU SEM ISSO AQUI (mas o caminho ficou verde, vermelho, mas não saiu do lugar)! 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string" calcext:value-type="string">
            <text:p>Mas quando coloquei no new_commands também não rodou (o caminho não ficou vermelho).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ublish_plan_tree_for_navigator_gui(Tree tree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ublisher_Util::publish_plan_tree_message(tree); testei sem esse, o normal rodou sem isso aqui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quando rodo pelo meu command, a linha verde desaparece quando clico no go (mesmo com following_path e sem o following_path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nha verde: Motion plan. no movimento normal, quando Go a linha verde é sobreposta pela linha vinho, que é a do obstacle avoider (que fica sobre a linha verde) e vai se deslocando em direção ao primeiro goal do path (que vai se movendo pra frente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ó gerou a linha verde e a linha vinho com o NMP ligado no modo normal (depende do NMP para gerar a linha mesmo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m o build_and_follow_path gerou as poses do path (os quadrados no caminho) mas não gerou o motion plan (a linha verde)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unções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ree_tree(Tree *tree)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copy_path_to_traj(carmen_robot_and_trailer_traj_point_t *traj, vector&lt;carmen_robot_and_trailer_path_point_t&gt; path)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compute_plan(Tree *tree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ree_tree(tree);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ath = compute_path_to_goal(GlobalState::localizer_pose, GlobalState::goal_pose, GlobalState::last_odometry, GlobalState::robot_config.max_v, path_goals_and_annotations_message);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opy_path_to_traj(tree-&gt;paths[i], path[i]);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ublish_model_predictive_planner_single_motion_command_new(double v, double phi, double timestamp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ublish_model_predictive_planner_motion_commands(path, timestamp);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ublish_path_follower_single_motion_command(3.0, phi, timestamp);//era 0.0 mudei para 3.0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go_new(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ublish_model_predictive_planner_single_motion_command_new(0.0, 0.0, carmen_get_time());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ublish_model_predictive_planner_single_motion_command_new_original(double v, double phi, double timestamp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ublish_path_follower_single_motion_command(3.0, phi, timestamp);//era 0.0 mudei para 3.0 ESSE Q FAZ O MOVIMENTO!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go_new_original(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ublish_model_predictive_planner_single_motion_command_new_original(0.0, 0.0, carmen_get_time());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go(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GlobalState::following_path = true;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stop(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GlobalState::following_path = false;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ublish_model_predictive_planner_single_motion_command(0.0, 0.0, carmen_get_time());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build_path_follower_path(vector&lt;carmen_robot_and_trailer_path_point_t&gt; path)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goal_crossed()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build_and_follow_path(double timestamp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…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ector&lt;carmen_robot_and_trailer_path_point_t&gt; path = compute_plan(&amp;tree);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ublish_robot_ackerman_motion_commands_eliminating_path_follower(path, timestamp);//ENTRA AQUI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uild_path_follower_path(path);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ublish_model_predictive_planner_rrt_path_message(path_follower_path, timestamp);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ublish_navigator_ackerman_status_message();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build_and_follow_path_new(double timestamp)//NÃO RODOU ISSO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vector&lt;carmen_robot_and_trailer_path_point_t&gt; path = compute_plan(&amp;tree);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ublish_model_predictive_planner_motion_commands(path, timestamp);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armen_model_predictive_planner_publish_motion_plan_message(tree.paths[0], tree.paths_sizes[0]);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ublish_navigator_ackerman_status_message();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Handlers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ocalize_ackerman_globalpos_message_handler(carmen_localize_ackerman_globalpos_message *msg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*GlobalState::localizer_pose = {msg-&gt;globalpos.x, msg-&gt;globalpos.y, msg-&gt;globalpos.theta, msg-&gt;beta};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uild_and_follow_path(msg-&gt;timestamp);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…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vector&lt;carmen_robot_and_trailer_path_point_t&gt; path = compute_plan(&amp;tree);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free_tree(tree);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path = compute_path_to_goal(GlobalState::localizer_pose, GlobalState::goal_pose, GlobalState::last_odometry, GlobalState::robot_config.max_v, path_goals_and_annotations_message);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paths.resize(1);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move_lane_to_robot_reference_system(localizer_pose, path_goals_and_annotations_message, &amp;lane_in_local_pose);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al_in_lane = build_detailed_rddf_lane(goal_pose, &amp;lane_in_local_pose, detailed_lane);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TrajectoryDimensions td = get_trajectory_dimensions_from_robot_state(localizer_pose, last_odometry, goal_pose);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TrajectoryControlParameters otcp = get_complete_optimized_trajectory_control_parameters(previous_good_tcp, td, target_v, detailed_lane, use_lane);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GlobalState::eliminate_path_follower = 0;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…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GlobalState::eliminate_path_follower = 1;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bool get_path_from_optimized_tcp(vector&lt;carmen_robot_and_trailer_path_point_t&gt; &amp;path, get_path_from_optimized_tcp(vector&lt;carmen_robot_and_trailer_path_point_t&gt; &amp;path, TrajectoryControlParameters otcp, TrajectoryDimensions td, carmen_robot_and_trailer_pose_t *localizer_pose)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path = simulate_car_from_parameters(td, otcp, td.v_i, td.beta_i, 0.02);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gsl_spline *phi_spline = get_phi_spline(tcp);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double distance_traveled = compute_path_via_simulation(robot_state, command, path, tcp, phi_spline, v0, i_beta, delta_t);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td.dist = get_max_distance_in_path(path, furthest_point);</text:p>
          </table:table-cell>
          <table:table-cell office:value-type="string" calcext:value-type="string">
            <text:p>// @@@ Alberto: Por que nao o ultimo do ponto do path?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td.theta = atan2(furthest_point.y, furthest_point.x);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return (path);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move_path_to_current_robot_pose(path, localizer_pose);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return (paths);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copy_path_to_traj(tree-&gt;paths[i], path[i]);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ublish_robot_ackerman_motion_commands_eliminating_path_follower(path, timestamp);//ENTRA AQUI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build_path_follower_path(path);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ublish_model_predictive_planner_rrt_path_message(path_follower_path, timestamp);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ublish_navigator_ackerman_status_message();</text:p>
          </table:table-cell>
          <table:table-cell table:number-columns-repeated="8"/>
        </table:table-row>
        <table:table-row table:style-name="ro1" table:number-rows-repeated="10">
          <table:table-cell table:number-columns-repeated="12"/>
        </table:table-row>
        <table:table-row table:style-name="ro1">
          <table:table-cell/>
          <table:table-cell office:value-type="string" calcext:value-type="string">
            <text:p>simulator_ackerman_truepos_message_handler(carmen_simulator_ackerman_truepos_message *msg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ÃO PASSOU POR AQUI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ath_goals_and_annotations_message_handler(carmen_behavior_selector_path_goals_and_annotations_message *msg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GlobalState::set_goal_pose(goal_pose);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base_ackerman_odometry_message_handler(carmen_base_ackerman_odometry_message *msg)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behavior_selector_state_message_handler(carmen_behavior_selector_state_message *msg)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carmen_obstacle_distance_mapper_compact_map_message_handler(carmen_obstacle_distance_mapper_compact_map_message *message)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3T10:55:50.000547700</meta:creation-date>
    <dc:date>2023-09-03T19:46:03.848575105</dc:date>
    <meta:editing-duration>PT8H50M12S</meta:editing-duration>
    <meta:editing-cycles>7</meta:editing-cycles>
    <meta:generator>LibreOffice/7.4.7.2$Linux_X86_64 LibreOffice_project/723314e595e8007d3cf785c16538505a1c878ca5</meta:generator>
    <meta:document-statistic meta:table-count="2" meta:cell-count="170" meta:object-count="0"/>
  </office:meta>
</office:document-meta>
</file>